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left="0cm" fo:margin-right="0.079cm" fo:margin-top="0cm" fo:margin-bottom="0cm" loext:contextual-spacing="false"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earn Sass</text:p>
      <text:h text:style-name="Heading_20_1" text:outline-level="1">Refactor CSS to SCSS</text:h>
      <text:p text:style-name="Text_20_body">The band at Common Cents Party wants to update their codebase by upgrading from old standard CSS— which is hard to maintain and ever-growing in complexity— to the more efficent and organized SCSS. Your first order of business is to help them refactor their code by nesting selectors and identifying variables. Let's get started!</text:p>
      <text:p text:style-name="P2">Mark the tasks as complete by checking them off</text:p>
      <text:p text:style-name="Text_20_body">1. Analyze the <text:span text:style-name="Strong_20_Emphasis">index.html</text:span> and <text:span text:style-name="Strong_20_Emphasis">shows.html</text:span> documents. The DOM relationships will help you decide how to nest your selectors. Take a look inside of <text:span text:style-name="Strong_20_Emphasis">style.scss</text:span>, paste in the entire contents of <text:span text:style-name="Strong_20_Emphasis">style.css</text:span> so we can begin refactoring.</text:p>
      <text:p text:style-name="Text_20_body">2. Let's start by defining variables to improve the readability of the codebase. At the top of the <text:span text:style-name="Strong_20_Emphasis">style.scss</text:span> file, create a variable for every Hex value. Reference these variables where the Hex values used to appear. </text:p>
      <text:p text:style-name="Text_20_body">3. When first nesting selectors, it's always best to start with the big picture. Look inside of <text:span text:style-name="Strong_20_Emphasis">shows.html</text:span> and <text:span text:style-name="Strong_20_Emphasis">index.html</text:span>. What is the outermost element in both files and what are its direct children? Start by nesting these selectors along with their properties in <text:span text:style-name="Strong_20_Emphasis">style.scss</text:span></text:p>
      <text:p text:style-name="Text_20_body">4. Next, trickle down the DOM tree and focus solely on the <text:span text:style-name="Source_20_Text">.nav</text:span> selector. What elements are direct children of this element? In <text:span text:style-name="Strong_20_Emphasis">style.scss</text:span>, nest the selectors and their properties appropriately.</text:p>
      <text:p text:style-name="Text_20_body">5. Let's move down to the <text:span text:style-name="Source_20_Text">.main</text:span> element. What elements are first descendants of <text:span text:style-name="Source_20_Text">.main</text:span>? In <text:span text:style-name="Source_20_Text">style.scss</text:span>, nest these selectors accordingly. </text:p>
      <text:p text:style-name="Text_20_body">6. Do any of first descendents of <text:span text:style-name="Source_20_Text">.nav</text:span> or <text:span text:style-name="Source_20_Text">.main</text:span> have descendents with properties? In <text:span text:style-name="Source_20_Text">style.scss</text:span>, nest <text:span text:style-name="Source_20_Text">li</text:span> and its properties inside of <text:span text:style-name="Source_20_Text">ul</text:span>.</text:p>
      <text:p text:style-name="Text_20_body">7. Let's pause and recollect. Do you notice any value that repeats itself over and over again inside of <text:span text:style-name="Source_20_Text">.main</text:span>? </text:p>
      <text:p text:style-name="Text_20_body">If you look closely you will see that <text:span text:style-name="Source_20_Text">padding-left: 30px</text:span> is an attribute of every <text:span text:style-name="Source_20_Text">direct</text:span> child of <text:span text:style-name="Source_20_Text">.main</text:span>. </text:p>
      <text:p text:style-name="Text_20_body">There's a shorthand CSS selector for applying a property to all direct children. Add the <text:span text:style-name="Source_20_Text">&gt; *</text:span> selector and define the property these elements have in common. Now that you've done this you can remove <text:span text:style-name="Source_20_Text">padding-left: 30px;</text:span> everywhere el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1:28:27.639413864</meta:creation-date>
    <dc:date>2018-11-30T21:35:15.960969522</dc:date>
    <meta:editing-duration>PT27S</meta:editing-duration>
    <meta:editing-cycles>2</meta:editing-cycles>
    <meta:generator>LibreOffice/6.1.2.1$Linux_X86_64 LibreOffice_project/65905a128db06ba48db947242809d14d3f9a93fe</meta:generator>
    <meta:document-statistic meta:table-count="0" meta:image-count="0" meta:object-count="0" meta:page-count="1" meta:paragraph-count="13" meta:word-count="342" meta:character-count="2042" meta:non-whitespace-character-count="1709"/>
  </office:meta>
</office:document-meta>
</file>